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k Mukta1" svg:font-family="'Ek Mukta'"/>
    <style:font-face style:name="Times New Roman" svg:font-family="'Times New Roman'" style:font-family-generic="roman" style:font-pitch="variable"/>
    <style:font-face style:name="Arial" svg:font-family="Arial" style:font-family-generic="swiss" style:font-pitch="variable"/>
    <style:font-face style:name="Adobe Blank" svg:font-family="'Adobe Blank'" style:font-family-generic="system" style:font-pitch="variable"/>
    <style:font-face style:name="Ek Mukta" svg:font-family="'Ek Mukta'"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15f946" officeooo:paragraph-rsid="000096b9" style:font-size-asian="21pt" style:font-weight-asian="bold" style:font-size-complex="24pt" style:font-weight-complex="bold"/>
    </style:style>
    <style:style style:name="P2" style:family="paragraph" style:parent-style-name="Standard">
      <style:paragraph-properties fo:text-align="start" style:justify-single-word="false"/>
      <style:text-properties fo:font-size="24pt" fo:font-weight="bold" officeooo:rsid="000096b9" officeooo:paragraph-rsid="000096b9" style:font-size-asian="21pt" style:font-weight-asian="bold" style:font-size-complex="24pt" style:font-weight-complex="bold"/>
    </style:style>
    <style:style style:name="P3" style:family="paragraph" style:parent-style-name="Standard">
      <style:paragraph-properties fo:text-align="start" style:justify-single-word="false"/>
      <style:text-properties fo:font-size="24pt" fo:font-weight="normal" officeooo:rsid="000096b9" officeooo:paragraph-rsid="000096b9" style:font-size-asian="21pt" style:font-weight-asian="normal" style:font-size-complex="24pt" style:font-weight-complex="normal"/>
    </style:style>
    <style:style style:name="P4" style:family="paragraph" style:parent-style-name="Standard">
      <style:paragraph-properties fo:text-align="start" style:justify-single-word="false"/>
      <style:text-properties fo:font-size="12pt" fo:font-weight="normal" officeooo:rsid="000096b9" officeooo:paragraph-rsid="000096b9" style:font-size-asian="12pt" style:font-weight-asian="normal" style:font-size-complex="12pt" style:font-weight-complex="normal"/>
    </style:style>
    <style:style style:name="P5" style:family="paragraph" style:parent-style-name="Standard">
      <style:paragraph-properties fo:text-align="start" style:justify-single-word="false" fo:break-before="page"/>
      <style:text-properties fo:font-size="24pt" fo:font-weight="normal" officeooo:rsid="000096b9" officeooo:paragraph-rsid="000096b9" style:font-size-asian="21pt" style:font-weight-asian="normal" style:font-size-complex="24pt" style:font-weight-complex="normal"/>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font-style="normal" style:text-underline-style="none"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Level Three Geography</text:p>
      <text:p text:style-name="P1"/>
      <text:p text:style-name="P1">91429 Demonstrate understanding of a given environment(s) through selection and application of geographic concepts and skills</text:p>
      <text:p text:style-name="P1"/>
      <text:p text:style-name="P5">Read the resource booklet and the questions here before beginning your written answers.</text:p>
      <text:p text:style-name="P3"/>
      <text:p text:style-name="P2">Question One</text:p>
      <text:p text:style-name="P4">a) Describe the geography (location, size, and extent) of the Mahia Peninsula.</text:p>
      <text:p text:style-name="P4"/>
      <text:p text:style-name="P4">b) Analyse the interaction between the natural and physical environments of the Mahia Peninsula.</text:p>
      <text:p text:style-name="P4"/>
      <text:p text:style-name="P2">Question Two</text:p>
      <text:p text:style-name="P4">Choose and circle below <text:span text:style-name="T1">ONE</text:span><text:span text:style-name="T2"> of the following geographic concepts that is relevant to the significance of the Mahia Peninsula, both today and in the past:</text:span></text:p>
      <text:p text:style-name="P4"><text:span text:style-name="T2"/></text:p>
      <text:p text:style-name="P4"><text:span text:style-name="T2"><text:tab/><text:tab/><text:tab/>Change<text:tab/><text:tab/>Sustainability<text:tab/><text:tab/>Perspectives</text:span></text:p>
      <text:p text:style-name="P4"><text:span text:style-name="T2"/></text:p>
      <text:p text:style-name="P4"><text:span text:style-name="T2">Comprehensively analyse how this geographic concept is relevant to the significance.</text:span></text:p>
      <text:p text:style-name="P4"><text:span text:style-name="T2"/></text:p>
      <text:p text:style-name="P2">Question Three</text:p>
      <text:p text:style-name="P4"><text:span text:style-name="T2">Evaluate potential actions that could be taken on the Mahia Peninsula to preserve its natural and cultural significance. Use specific information from the resource booklet, as well as your own geographic knowledge, to write a comprehensive answ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k Mukta1" svg:font-family="'Ek Mukta'"/>
    <style:font-face style:name="Times New Roman" svg:font-family="'Times New Roman'" style:font-family-generic="roman" style:font-pitch="variable"/>
    <style:font-face style:name="Arial" svg:font-family="Arial" style:font-family-generic="swiss" style:font-pitch="variable"/>
    <style:font-face style:name="Adobe Blank" svg:font-family="'Adobe Blank'" style:font-family-generic="system" style:font-pitch="variable"/>
    <style:font-face style:name="Ek Mukta" svg:font-family="'Ek Mukt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NZ" style:letter-kerning="true" style:font-name-asian="Adobe Blank" style:font-size-asian="10.5pt" style:language-asian="zh" style:country-asian="CN" style:font-name-complex="Ek Mukt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Adobe Blank" style:font-size-asian="10.5pt" style:language-asian="zh" style:country-asian="CN" style:font-name-complex="Ek Mukt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dobe Blank" style:font-family-asian="'Adobe Blank'" style:font-family-generic-asian="system" style:font-pitch-asian="variable" style:font-size-asian="14pt" style:font-name-complex="Ek Mukta" style:font-family-complex="'Ek Mukt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k Mukta1" style:font-family-complex="'Ek Mukt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k Mukta1" style:font-family-complex="'Ek Mukt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k Mukta1" style:font-family-complex="'Ek Mukt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5T20:42:32.326018331</meta:creation-date>
    <dc:date>2018-03-25T20:49:50.883566112</dc:date>
    <meta:editing-duration>PT7M19S</meta:editing-duration>
    <meta:editing-cycles>1</meta:editing-cycles>
    <meta:document-statistic meta:table-count="0" meta:image-count="0" meta:object-count="0" meta:page-count="2" meta:paragraph-count="12" meta:word-count="141" meta:character-count="968" meta:non-whitespace-character-count="834"/>
    <meta:generator>LibreOffice/6.0.2.1.0$Linux_X86_64 LibreOffice_project/00m0$Build-1</meta:generator>
  </office:meta>
</office:document-meta>
</file>